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left="0in" fo:margin-right="0in" fo:text-indent="0in" style:auto-text-indent="false"/>
      <style:text-properties fo:font-size="10pt" style:font-size-asian="10pt" style:font-size-complex="10pt"/>
    </style:style>
    <style:style style:name="P2" style:family="paragraph" style:parent-style-name="Title">
      <style:paragraph-properties fo:margin-left="0in" fo:margin-right="0in" fo:margin-top="0.0028in" fo:margin-bottom="0in" loext:contextual-spacing="false" fo:line-height="100%" fo:text-indent="0in" style:auto-text-indent="false"/>
      <style:text-properties fo:font-size="10.5pt" fo:font-weight="bold" style:font-size-asian="10.5pt" style:font-weight-asian="bold" style:font-size-complex="10.5pt"/>
    </style:style>
    <style:style style:name="P3" style:family="paragraph" style:parent-style-name="Title" style:master-page-name="Standard">
      <style:paragraph-properties fo:margin-left="0in" fo:margin-right="0in" fo:text-indent="0in" style:auto-text-indent="false" style:page-number="1"/>
      <style:text-properties fo:font-size="10pt" style:font-size-asian="10pt" style:font-size-complex="10pt"/>
    </style:style>
    <style:style style:name="P4" style:family="paragraph" style:parent-style-name="Title">
      <style:paragraph-properties fo:margin-left="0.6382in" fo:margin-right="0in" fo:text-indent="0in" style:auto-text-indent="false"/>
    </style:style>
    <style:style style:name="P5" style:family="paragraph" style:parent-style-name="Title">
      <style:paragraph-properties fo:margin-left="0.6382in" fo:margin-right="0in" fo:text-align="center" style:justify-single-word="false" fo:text-indent="0in" style:auto-text-indent="false"/>
    </style:style>
    <style:style style:name="P6" style:family="paragraph" style:parent-style-name="Title">
      <style:paragraph-properties fo:margin-left="0.6382in" fo:margin-right="0in" fo:text-indent="0in" style:auto-text-indent="false"/>
      <style:text-properties fo:font-size="10pt" style:font-size-asian="10pt"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2"/>
      <text:p text:style-name="P5"><text:span text:style-name="T1">A SURVEY PAPER ON GAS LEAKAGE MONITERING AND</text:span></text:p>
      <text:p text:style-name="P5"><text:span text:style-name="T1">ALERTING SYSTEM</text:span></text:p>
      <text:p text:style-name="P6"/>
      <text:p text:style-name="P4"><text:span text:style-name="T1">Literature Review</text:span></text:p>
      <text:p text:style-name="P6"/>
      <text:p text:style-name="P4"><text:span text:style-name="T2">In our daily life we may face many chances to face fire accidents because of gas leakage. This can be occur in places like apartments,houses,gas industry,chemichal industry, food industry,gas pump.welding shops.hospitals.schools and college laboratories. This can be ignored by some safety measures like installing gas leakage monitering and alerting system this will moniter the gas leakage and alert when the gas leakage occurs. Gas leakage can cause global warming and some toxic gases are harmful to health and some gases are dreadful gases like carbon mono oxide.some flammable gases are able to get fire and get burst easily by a single spark of fire.some gases are harmful to lungs and some aare harmful to asthma patients. In hospitals gases like helium oxygen are stored in a cylinder and also stored in a large sized cylinder. and in some chemical reaction harmful gases formed by reaction. and the acetelyne gas used in welding is combustible gas that can cause fire accident.To avoid these situations and to avoid these fire accidents an monitering system must me installed everywhere. wherever the gas leakage may be takes place.they must be monitered to protect people and other workers. In this busy world people don't have time to notice and moniter everything on their own. that leads to gas leakage and it causes to fire accident by gas combustion. The gas monitering and alerting system helps people to be aware and let them know when gas leakage occurs. This will protect them from fire accidents. This is the most essential system in the places where gas leakage or gas storage occurs.</text:span></text:p>
      <text:p text:style-name="P6"/>
      <text:p text:style-name="P4"><text:span text:style-name="T2">In the year of 2008, LIU zhen-ya, WANG Zhen-dong and CHEN Rong, "Intelligent Residential Security Alarm and Remote Control System Based On Single Chip Computer", the paper focuses on, Intelligent residential burglar alarm, emergency alarm, fire alarm, toxic gas leakage remote automatic sound alarm and remote control system, which is based on 89c51 singlechipcomputer. The system can perform an automatic alarm, which calls the police hotline number automatically. It can also be a voice alarm and shows alarm occurred address. This intelligent security system can be used control the electrical power remotely through telephone. In the year of 2008, Chen Peijiang and Jiang Xuehhua, "Design and implementation of Remote Monitoring System Based on GSM", this paper focuses on the wireless monitoring system, because the wireless remote monitoring system has more applications a remote monitoring system based on SMS through GSM In the year of 2002, K. Galatsis, W. Wlodarsla, K. Kalantar-Zadeh and A. Trinchi, "Investigation of gas sensors for vehicle cabin air quality monitoring", this paper focuses on, car cabin air quality monitoring can be effectively analyzed using metal oxide semiconducting (MOS) gas sensors. In this paper, commercially available gas sensors are compared with fabricated Moo3 based sensors possessed comparable gas sensing properties. The sensor has response 74% higher relative to the hest commercial sensor tested. A number of reviews on the subject of gas leakage detection techniques were done in the past either as part of research papers/technical reports on a certain leak detection method and other gas</text:span></text:p>
      <text:p text:style-name="P6"/>
      <text:p text:style-name="P4"><text:span text:style-name="T2">related subjects <text:s/>A.Mahalingam,R. T. Naayagi, N. E. Mastorakis they introduce design and implementation of an economic gas leakage detecto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11in" fo:margin-bottom="0.1945in" fo:margin-left="1.1665in" fo:margin-right="1.1665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1T14:45:10</meta:creation-date>
    <meta:document-statistic meta:table-count="0" meta:image-count="0" meta:object-count="0" meta:page-count="1" meta:paragraph-count="6" meta:word-count="545" meta:character-count="3460" meta:non-whitespace-character-count="2920"/>
    <meta:generator>LibreOfficeDev/6.0.5.2$Linux_X86_64 LibreOffice_project/</meta:generator>
    <meta:user-defined meta:name="LastSaved" meta:value-type="date">2022-10-01T00:00:00</meta:user-defined>
  </office:meta>
</office:document-meta>
</file>